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paragraph-rsid="00181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strationNumber</text:p>
      <text:p text:style-name="P1">applicationNumber</text:p>
      <text:p text:style-name="P1">accessKey QWSwer5evYdATtLpvybUIqIPUQZR6ATVfDNMLksLZMU</text:p>
      <text:p text:style-name="P1"/>
      <text:p text:style-name="P1"><text:a xlink:type="simple" xlink:href="http://plus.kipris.or.kr/openapi/rest/RegistrationService/registrationInfo?registrationNumber=1018301090000&amp;accessKey=QWSwer5evYdATtLpvybUIqIPUQZR6ATVfDNMLksLZMU" text:style-name="Internet_20_link" text:visited-style-name="Visited_20_Internet_20_Link">http://plus.kipris.or.kr/openapi/rest/RegistrationService/registrationInfo?registrationNumber=1018301090000&amp;accessKey=QWSwer5evYdATtLpvybUIqIPUQZR6ATVfDNMLksLZMU</text:a>=</text:p>
      <text:p text:style-name="P1"/>
      <text:p text:style-name="P1"><text:a xlink:type="simple" xlink:href="http://plus.kipris.or.kr/openapi/rest/RelatedDocsonfilePatService/relatedDocsonfileInfo?applicationNumber=1020170085211&amp;accessKey=QWSwer5evYdATtLpvybUIqIPUQZR6ATVfDNMLksLZMU" text:style-name="Internet_20_link" text:visited-style-name="Visited_20_Internet_20_Link">http://plus.kipris.or.kr/openapi/rest/RelatedDocsonfilePatService/relatedDocsonfileInfo?applicationNumber=1020170085211&amp;accessKey=QWSwer5evYdATtLpvybUIqIPUQZR6ATVfDNMLksLZMU</text:a>=</text:p>
      <text:p text:style-name="P1"/>
      <text:p text:style-name="P1"><text:a xlink:type="simple" xlink:href="http://plus.kipris.or.kr/openapi/rest/CitingService/citingInfo?standardCitationApplicationNumber=1020170085211&amp;accessKey=QWSwer5evYdATtLpvybUIqIPUQZR6ATVfDNMLksLZMU" text:style-name="Internet_20_link" text:visited-style-name="Visited_20_Internet_20_Link">http://plus.kipris.or.kr/openapi/rest/CitingService/citingInfo?standardCitationApplicationNumber=1020170085211&amp;accessKey=QWSwer5evYdATtLpvybUIqIPUQZR6ATVfDNMLksLZMU</text:a>=</text:p>
      <text:p text:style-name="P1"/>
      <text:p text:style-name="P2"><text:a xlink:type="simple" xlink:href="http://plus.kipris.or.kr/openapi/rest/CitationService/citationInfoV3?applicationNumber=1020160166999&amp;accessKey=QWSwer5evYdATtLpvybUIqIPUQZR6ATVfDNMLksLZMU" text:style-name="Internet_20_link" text:visited-style-name="Visited_20_Internet_20_Link">http://plus.kipris.or.kr/openapi/rest/CitationService/citationInfoV3?applicationNumber=1020160166999&amp;accessKey=QWSwer5evYdATtLpvybUIqIPUQZR6ATVfDNMLksLZMU</text:a>=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Helvetica, Arial, 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8:04.354512124</meta:creation-date>
    <dc:date>2020-09-01T10:05:44.376922802</dc:date>
    <meta:editing-duration>PT16H7M30S</meta:editing-duration>
    <meta:editing-cycles>1</meta:editing-cycles>
    <meta:document-statistic meta:table-count="0" meta:image-count="0" meta:object-count="0" meta:page-count="1" meta:paragraph-count="7" meta:word-count="8" meta:character-count="744" meta:non-whitespace-character-count="743"/>
    <meta:generator>LibreOffice/6.4.5.2$Linux_X86_64 LibreOffice_project/40$Build-2</meta:generator>
  </office:meta>
</office:document-meta>
</file>